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4" manifest:media-type="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1358ce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1e12bd7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3c63b32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a0196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9e7ba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25c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aa4c2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dd701e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f31c7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3c63b32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b8d132" officeooo:paragraph-rsid="01b8d132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27ef91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3e21c4d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01da806" officeooo:paragraph-rsid="03c460b3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b5e694" officeooo:paragraph-rsid="03b5e694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8caa6f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38caa6f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76" style:family="paragraph" style:parent-style-name="Heading_20_1">
      <style:text-properties style:font-name="Times New Roman" fo:font-size="16pt" style:font-size-asian="16pt" style:font-size-complex="16pt"/>
    </style:style>
    <style:style style:name="P77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78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7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8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81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82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4b44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31ed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4e6b25" style:font-weight-asian="normal" style:font-weight-complex="normal"/>
    </style:style>
    <style:style style:name="T16" style:family="text">
      <style:text-properties fo:font-weight="normal" officeooo:rsid="0054ab3e" style:font-weight-asian="normal" style:font-weight-complex="normal"/>
    </style:style>
    <style:style style:name="T17" style:family="text">
      <style:text-properties fo:font-weight="normal" officeooo:rsid="0075312c" style:font-weight-asian="normal" style:font-weight-complex="normal"/>
    </style:style>
    <style:style style:name="T18" style:family="text">
      <style:text-properties fo:font-weight="normal" officeooo:rsid="0075c475" style:font-weight-asian="normal" style:font-weight-complex="normal"/>
    </style:style>
    <style:style style:name="T19" style:family="text">
      <style:text-properties fo:font-weight="normal" officeooo:rsid="0077aa49" style:font-weight-asian="normal" style:font-weight-complex="normal"/>
    </style:style>
    <style:style style:name="T20" style:family="text">
      <style:text-properties fo:font-weight="normal" officeooo:rsid="007c0460" style:font-weight-asian="normal" style:font-weight-complex="normal"/>
    </style:style>
    <style:style style:name="T21" style:family="text">
      <style:text-properties fo:font-weight="normal" officeooo:rsid="00af1993" style:font-weight-asian="normal" style:font-weight-complex="normal"/>
    </style:style>
    <style:style style:name="T22" style:family="text">
      <style:text-properties fo:font-weight="normal" officeooo:rsid="00b16453" style:font-weight-asian="normal" style:font-weight-complex="normal"/>
    </style:style>
    <style:style style:name="T23" style:family="text">
      <style:text-properties fo:font-weight="normal" officeooo:rsid="00b5ad1d" style:font-weight-asian="normal" style:font-weight-complex="normal"/>
    </style:style>
    <style:style style:name="T24" style:family="text">
      <style:text-properties fo:font-weight="normal" officeooo:rsid="00b71f47" style:font-weight-asian="normal" style:font-weight-complex="normal"/>
    </style:style>
    <style:style style:name="T25" style:family="text">
      <style:text-properties fo:font-weight="normal" officeooo:rsid="00bbe96f" style:font-weight-asian="normal" style:font-weight-complex="normal"/>
    </style:style>
    <style:style style:name="T26" style:family="text">
      <style:text-properties fo:font-weight="normal" officeooo:rsid="00bf3f9b" style:font-weight-asian="normal" style:font-weight-complex="normal"/>
    </style:style>
    <style:style style:name="T27" style:family="text">
      <style:text-properties fo:font-weight="normal" officeooo:rsid="00cfadbe" style:font-weight-asian="normal" style:font-weight-complex="normal"/>
    </style:style>
    <style:style style:name="T28" style:family="text">
      <style:text-properties fo:font-weight="normal" officeooo:rsid="00d7b366" style:font-weight-asian="normal" style:font-weight-complex="normal"/>
    </style:style>
    <style:style style:name="T29" style:family="text">
      <style:text-properties fo:font-weight="normal" officeooo:rsid="00df3e44" style:font-weight-asian="normal" style:font-weight-complex="normal"/>
    </style:style>
    <style:style style:name="T30" style:family="text">
      <style:text-properties fo:font-weight="normal" officeooo:rsid="00e00e38" style:font-weight-asian="normal" style:font-weight-complex="normal"/>
    </style:style>
    <style:style style:name="T31" style:family="text">
      <style:text-properties fo:font-weight="normal" officeooo:rsid="00e1cdea" style:font-weight-asian="normal" style:font-weight-complex="normal"/>
    </style:style>
    <style:style style:name="T32" style:family="text">
      <style:text-properties fo:font-weight="normal" officeooo:rsid="014ced5f" style:font-weight-asian="normal" style:font-weight-complex="normal"/>
    </style:style>
    <style:style style:name="T33" style:family="text">
      <style:text-properties fo:font-weight="normal" officeooo:rsid="0155be70" style:font-weight-asian="normal" style:font-weight-complex="normal"/>
    </style:style>
    <style:style style:name="T34" style:family="text">
      <style:text-properties fo:font-weight="normal" officeooo:rsid="015ce502" style:font-weight-asian="normal" style:font-weight-complex="normal"/>
    </style:style>
    <style:style style:name="T35" style:family="text">
      <style:text-properties fo:font-weight="normal" officeooo:rsid="015d668a" style:font-weight-asian="normal" style:font-weight-complex="normal"/>
    </style:style>
    <style:style style:name="T36" style:family="text">
      <style:text-properties fo:font-weight="normal" officeooo:rsid="015f5928" style:font-weight-asian="normal" style:font-weight-complex="normal"/>
    </style:style>
    <style:style style:name="T37" style:family="text">
      <style:text-properties fo:font-weight="normal" officeooo:rsid="0189e82c" style:font-weight-asian="normal" style:font-weight-complex="normal"/>
    </style:style>
    <style:style style:name="T38" style:family="text">
      <style:text-properties fo:font-weight="normal" officeooo:rsid="018a5187" style:font-weight-asian="normal" style:font-weight-complex="normal"/>
    </style:style>
    <style:style style:name="T39" style:family="text">
      <style:text-properties fo:font-weight="normal" officeooo:rsid="01b8d132" style:font-weight-asian="normal" style:font-weight-complex="normal"/>
    </style:style>
    <style:style style:name="T40" style:family="text">
      <style:text-properties fo:font-weight="normal" officeooo:rsid="01f7379c" style:font-weight-asian="normal" style:font-weight-complex="normal"/>
    </style:style>
    <style:style style:name="T41" style:family="text">
      <style:text-properties fo:font-weight="normal" officeooo:rsid="02888261" style:font-weight-asian="normal" style:font-weight-complex="normal"/>
    </style:style>
    <style:style style:name="T42" style:family="text">
      <style:text-properties fo:font-weight="normal" officeooo:rsid="028c96d1" style:font-weight-asian="normal" style:font-weight-complex="normal"/>
    </style:style>
    <style:style style:name="T43" style:family="text">
      <style:text-properties fo:font-weight="normal" officeooo:rsid="028e224a" style:font-weight-asian="normal" style:font-weight-complex="normal"/>
    </style:style>
    <style:style style:name="T44" style:family="text">
      <style:text-properties fo:font-weight="normal" officeooo:rsid="029cd5c7" style:font-weight-asian="normal" style:font-weight-complex="normal"/>
    </style:style>
    <style:style style:name="T45" style:family="text">
      <style:text-properties fo:font-weight="normal" officeooo:rsid="02a5fda7" style:font-weight-asian="normal" style:font-weight-complex="normal"/>
    </style:style>
    <style:style style:name="T46" style:family="text">
      <style:text-properties fo:font-weight="normal" officeooo:rsid="02a70bac" style:font-weight-asian="normal" style:font-weight-complex="normal"/>
    </style:style>
    <style:style style:name="T47" style:family="text">
      <style:text-properties fo:font-weight="normal" officeooo:rsid="02dc4079" style:font-weight-asian="normal" style:font-weight-complex="normal"/>
    </style:style>
    <style:style style:name="T48" style:family="text">
      <style:text-properties fo:font-weight="normal" officeooo:rsid="02eaf4dd" style:font-weight-asian="normal" style:font-weight-complex="normal"/>
    </style:style>
    <style:style style:name="T49" style:family="text">
      <style:text-properties fo:font-weight="normal" officeooo:rsid="02ee6843" style:font-weight-asian="normal" style:font-weight-complex="normal"/>
    </style:style>
    <style:style style:name="T50" style:family="text">
      <style:text-properties fo:font-weight="normal" officeooo:rsid="014c05b8" style:font-weight-asian="normal" style:font-weight-complex="normal"/>
    </style:style>
    <style:style style:name="T51" style:family="text">
      <style:text-properties fo:font-weight="normal" officeooo:rsid="037ac8b4" style:font-weight-asian="normal" style:font-weight-complex="normal"/>
    </style:style>
    <style:style style:name="T52" style:family="text">
      <style:text-properties fo:font-weight="normal" officeooo:rsid="0388d323" style:font-weight-asian="normal" style:font-weight-complex="normal"/>
    </style:style>
    <style:style style:name="T53" style:family="text">
      <style:text-properties fo:font-weight="normal" officeooo:rsid="038c8e33" style:font-weight-asian="normal" style:font-weight-complex="normal"/>
    </style:style>
    <style:style style:name="T54" style:family="text">
      <style:text-properties fo:font-weight="normal" officeooo:rsid="038caa6f" style:font-weight-asian="normal" style:font-weight-complex="normal"/>
    </style:style>
    <style:style style:name="T55" style:family="text">
      <style:text-properties fo:font-weight="normal" officeooo:rsid="039901f6" style:font-weight-asian="normal" style:font-weight-complex="normal"/>
    </style:style>
    <style:style style:name="T56" style:family="text">
      <style:text-properties fo:font-weight="normal" officeooo:rsid="039b7edf" style:font-weight-asian="normal" style:font-weight-complex="normal"/>
    </style:style>
    <style:style style:name="T57" style:family="text">
      <style:text-properties fo:font-weight="normal" officeooo:rsid="039bf037" style:font-weight-asian="normal" style:font-weight-complex="normal"/>
    </style:style>
    <style:style style:name="T58" style:family="text">
      <style:text-properties fo:font-weight="normal" officeooo:rsid="03b3eb51" style:font-weight-asian="normal" style:font-weight-complex="normal"/>
    </style:style>
    <style:style style:name="T59" style:family="text">
      <style:text-properties fo:font-weight="normal" officeooo:rsid="03b69749" style:font-weight-asian="normal" style:font-weight-complex="normal"/>
    </style:style>
    <style:style style:name="T60" style:family="text">
      <style:text-properties fo:font-weight="normal" officeooo:rsid="03d39325" style:font-weight-asian="normal" style:font-weight-complex="normal"/>
    </style:style>
    <style:style style:name="T61" style:family="text">
      <style:text-properties fo:font-weight="normal" officeooo:rsid="03ee2f07" style:font-weight-asian="normal" style:font-weight-complex="normal"/>
    </style:style>
    <style:style style:name="T62" style:family="text">
      <style:text-properties fo:font-weight="normal" officeooo:rsid="03f4f66d" style:font-weight-asian="normal" style:font-weight-complex="normal"/>
    </style:style>
    <style:style style:name="T63" style:family="text">
      <style:text-properties fo:font-weight="normal" officeooo:rsid="03f77bec" style:font-weight-asian="normal" style:font-weight-complex="normal"/>
    </style:style>
    <style:style style:name="T64" style:family="text">
      <style:text-properties officeooo:rsid="001ffc65"/>
    </style:style>
    <style:style style:name="T65" style:family="text">
      <style:text-properties officeooo:rsid="002a3a98" style:font-name-asian="Microsoft YaHei" style:font-name-complex="Arial"/>
    </style:style>
    <style:style style:name="T66" style:family="text">
      <style:text-properties officeooo:rsid="00f6eb52" style:font-name-asian="Microsoft YaHei" style:font-name-complex="Arial"/>
    </style:style>
    <style:style style:name="T67" style:family="text">
      <style:text-properties officeooo:rsid="0181a2f0" style:font-name-asian="Microsoft YaHei" style:font-name-complex="Arial"/>
    </style:style>
    <style:style style:name="T68" style:family="text">
      <style:text-properties officeooo:rsid="02d12b48" style:font-name-asian="Microsoft YaHei" style:font-name-complex="Arial"/>
    </style:style>
    <style:style style:name="T69" style:family="text">
      <style:text-properties officeooo:rsid="02d7c421" style:font-name-asian="Microsoft YaHei" style:font-name-complex="Arial"/>
    </style:style>
    <style:style style:name="T70" style:family="text">
      <style:text-properties officeooo:rsid="00552b85"/>
    </style:style>
    <style:style style:name="T71" style:family="text">
      <style:text-properties officeooo:rsid="0058dbd6"/>
    </style:style>
    <style:style style:name="T72" style:family="text">
      <style:text-properties officeooo:rsid="0059a63b"/>
    </style:style>
    <style:style style:name="T73" style:family="text">
      <style:text-properties officeooo:rsid="005ce986"/>
    </style:style>
    <style:style style:name="T74" style:family="text">
      <style:text-properties officeooo:rsid="005dcff1"/>
    </style:style>
    <style:style style:name="T75" style:family="text">
      <style:text-properties officeooo:rsid="0064bf9f"/>
    </style:style>
    <style:style style:name="T76" style:family="text">
      <style:text-properties officeooo:rsid="0065db7e"/>
    </style:style>
    <style:style style:name="T77" style:family="text">
      <style:text-properties officeooo:rsid="0067ec74"/>
    </style:style>
    <style:style style:name="T78" style:family="text">
      <style:text-properties officeooo:rsid="006c3cf8"/>
    </style:style>
    <style:style style:name="T79" style:family="text">
      <style:text-properties officeooo:rsid="00f61deb"/>
    </style:style>
    <style:style style:name="T80" style:family="text">
      <style:text-properties officeooo:rsid="00f6eb52"/>
    </style:style>
    <style:style style:name="T81" style:family="text">
      <style:text-properties officeooo:rsid="00e1cdea"/>
    </style:style>
    <style:style style:name="T82" style:family="text">
      <style:text-properties officeooo:rsid="011f2fa0"/>
    </style:style>
    <style:style style:name="T83" style:family="text">
      <style:text-properties officeooo:rsid="0121fc9d"/>
    </style:style>
    <style:style style:name="T84" style:family="text">
      <style:text-properties officeooo:rsid="00d7b366"/>
    </style:style>
    <style:style style:name="T85" style:family="text">
      <style:text-properties officeooo:rsid="00df3e44"/>
    </style:style>
    <style:style style:name="T86" style:family="text">
      <style:text-properties officeooo:rsid="00e00e38"/>
    </style:style>
    <style:style style:name="T87" style:family="text">
      <style:text-properties officeooo:rsid="012a0a99"/>
    </style:style>
    <style:style style:name="T88" style:family="text">
      <style:text-properties officeooo:rsid="012c523c"/>
    </style:style>
    <style:style style:name="T89" style:family="text">
      <style:text-properties officeooo:rsid="012cedd7"/>
    </style:style>
    <style:style style:name="T90" style:family="text">
      <style:text-properties officeooo:rsid="0141adc4"/>
    </style:style>
    <style:style style:name="T91" style:family="text">
      <style:text-properties officeooo:rsid="01548860"/>
    </style:style>
    <style:style style:name="T92" style:family="text">
      <style:text-properties officeooo:rsid="016da9d0"/>
    </style:style>
    <style:style style:name="T93" style:family="text">
      <style:text-properties officeooo:rsid="016ea9a7"/>
    </style:style>
    <style:style style:name="T94" style:family="text">
      <style:text-properties officeooo:rsid="01ae295d"/>
    </style:style>
    <style:style style:name="T95" style:family="text">
      <style:text-properties officeooo:rsid="01aea84f"/>
    </style:style>
    <style:style style:name="T96" style:family="text">
      <style:text-properties officeooo:rsid="01b8d132"/>
    </style:style>
    <style:style style:name="T97" style:family="text">
      <style:text-properties officeooo:rsid="015d668a"/>
    </style:style>
    <style:style style:name="T98" style:family="text">
      <style:text-properties officeooo:rsid="01d7ce53"/>
    </style:style>
    <style:style style:name="T99" style:family="text">
      <style:text-properties officeooo:rsid="01d9ca5e"/>
    </style:style>
    <style:style style:name="T100" style:family="text">
      <style:text-properties officeooo:rsid="0140d341"/>
    </style:style>
    <style:style style:name="T101" style:family="text">
      <style:text-properties officeooo:rsid="011a8261"/>
    </style:style>
    <style:style style:name="T102" style:family="text">
      <style:text-properties officeooo:rsid="01f0672c"/>
    </style:style>
    <style:style style:name="T103" style:family="text">
      <style:text-properties officeooo:rsid="020311eb"/>
    </style:style>
    <style:style style:name="T104" style:family="text">
      <style:text-properties officeooo:rsid="0214a2be"/>
    </style:style>
    <style:style style:name="T105" style:family="text">
      <style:text-properties officeooo:rsid="021f8323"/>
    </style:style>
    <style:style style:name="T106" style:family="text">
      <style:text-properties officeooo:rsid="0220a642"/>
    </style:style>
    <style:style style:name="T107" style:family="text">
      <style:text-properties officeooo:rsid="0233ecb8"/>
    </style:style>
    <style:style style:name="T108" style:family="text">
      <style:text-properties officeooo:rsid="02346e17"/>
    </style:style>
    <style:style style:name="T109" style:family="text">
      <style:text-properties officeooo:rsid="023bf7ce"/>
    </style:style>
    <style:style style:name="T110" style:family="text">
      <style:text-properties officeooo:rsid="024a90c7"/>
    </style:style>
    <style:style style:name="T111" style:family="text">
      <style:text-properties officeooo:rsid="02680635"/>
    </style:style>
    <style:style style:name="T112" style:family="text">
      <style:text-properties officeooo:rsid="026a6a98"/>
    </style:style>
    <style:style style:name="T113" style:family="text">
      <style:text-properties officeooo:rsid="0270edaa"/>
    </style:style>
    <style:style style:name="T114" style:family="text">
      <style:text-properties style:text-underline-style="none"/>
    </style:style>
    <style:style style:name="T115" style:family="text">
      <style:text-properties style:text-underline-style="none" officeooo:rsid="02814342"/>
    </style:style>
    <style:style style:name="T116" style:family="text">
      <style:text-properties style:text-underline-style="none" officeooo:rsid="02dc4079"/>
    </style:style>
    <style:style style:name="T117" style:family="text">
      <style:text-properties style:text-underline-style="solid" style:text-underline-width="auto" style:text-underline-color="font-color"/>
    </style:style>
    <style:style style:name="T118" style:family="text">
      <style:text-properties style:text-underline-style="solid" style:text-underline-width="auto" style:text-underline-color="font-color" officeooo:rsid="02dc4079"/>
    </style:style>
    <style:style style:name="T119" style:family="text">
      <style:text-properties officeooo:rsid="0286a15d"/>
    </style:style>
    <style:style style:name="T120" style:family="text">
      <style:text-properties officeooo:rsid="014c05b8"/>
    </style:style>
    <style:style style:name="T121" style:family="text">
      <style:text-properties officeooo:rsid="02ab25e9"/>
    </style:style>
    <style:style style:name="T122" style:family="text">
      <style:text-properties officeooo:rsid="02b05c9a"/>
    </style:style>
    <style:style style:name="T123" style:family="text">
      <style:text-properties officeooo:rsid="02bcce71"/>
    </style:style>
    <style:style style:name="T124" style:family="text">
      <style:text-properties officeooo:rsid="02c5db6a"/>
    </style:style>
    <style:style style:name="T125" style:family="text">
      <style:text-properties officeooo:rsid="02c87df4"/>
    </style:style>
    <style:style style:name="T126" style:family="text">
      <style:text-properties officeooo:rsid="02d072df"/>
    </style:style>
    <style:style style:name="T127" style:family="text">
      <style:text-properties officeooo:rsid="033c50a9"/>
    </style:style>
    <style:style style:name="T128" style:family="text">
      <style:text-properties officeooo:rsid="01536506"/>
    </style:style>
    <style:style style:name="T129" style:family="text">
      <style:text-properties officeooo:rsid="03413198"/>
    </style:style>
    <style:style style:name="T130" style:family="text">
      <style:text-properties officeooo:rsid="0349821d"/>
    </style:style>
    <style:style style:name="T131" style:family="text">
      <style:text-properties officeooo:rsid="036b94d4"/>
    </style:style>
    <style:style style:name="T132" style:family="text">
      <style:text-properties officeooo:rsid="036ce6ed"/>
    </style:style>
    <style:style style:name="T133" style:family="text">
      <style:text-properties officeooo:rsid="03b3eb51"/>
    </style:style>
    <style:style style:name="T134" style:family="text">
      <style:text-properties officeooo:rsid="03c1c04b"/>
    </style:style>
    <style:style style:name="T135" style:family="text">
      <style:text-properties officeooo:rsid="03c7857c"/>
    </style:style>
    <style:style style:name="T136" style:family="text">
      <style:text-properties officeooo:rsid="03c93783"/>
    </style:style>
    <style:style style:name="T137" style:family="text">
      <style:text-properties officeooo:rsid="03e322e9"/>
    </style:style>
    <style:style style:name="T138" style:family="text">
      <style:text-properties officeooo:rsid="03e6885b"/>
    </style:style>
    <style:style style:name="T139" style:family="text">
      <style:text-properties officeooo:rsid="03ebb4ed"/>
    </style:style>
    <style:style style:name="T140" style:family="text">
      <style:text-properties officeooo:rsid="03fd9122"/>
    </style:style>
    <style:style style:name="T141" style:family="text">
      <style:text-properties officeooo:rsid="03ff460b"/>
    </style:style>
    <style:style style:name="T142" style:family="text">
      <style:text-properties officeooo:rsid="0404489d"/>
    </style:style>
    <style:style style:name="T143" style:family="text">
      <style:text-properties officeooo:rsid="0410b5e4"/>
    </style:style>
    <style:style style:name="T144" style:family="text">
      <style:text-properties fo:font-style="normal" style:font-style-asian="normal"/>
    </style:style>
    <style:style style:name="T145" style:family="text">
      <style:text-properties officeooo:rsid="015f5928"/>
    </style:style>
    <style:style style:name="T146" style:family="text">
      <style:text-properties officeooo:rsid="0018aeb1"/>
    </style:style>
    <style:style style:name="T147" style:family="text">
      <style:text-properties officeooo:rsid="0036f184"/>
    </style:style>
    <style:style style:name="T148" style:family="text">
      <style:text-properties officeooo:rsid="0019e209"/>
    </style:style>
    <style:style style:name="T149" style:family="text">
      <style:text-properties officeooo:rsid="00a93c8c"/>
    </style:style>
    <style:style style:name="T150" style:family="text">
      <style:text-properties officeooo:rsid="010e965e"/>
    </style:style>
    <style:style style:name="T151" style:family="text">
      <style:text-properties officeooo:rsid="01358ce4"/>
    </style:style>
    <style:style style:name="T152" style:family="text">
      <style:text-properties officeooo:rsid="002ec2d3"/>
    </style:style>
    <style:style style:name="T153" style:family="text">
      <style:text-properties officeooo:rsid="00302919"/>
    </style:style>
    <style:style style:name="T154" style:family="text">
      <style:text-properties officeooo:rsid="00428197"/>
    </style:style>
    <style:style style:name="T155" style:family="text">
      <style:text-properties officeooo:rsid="004bcac8"/>
    </style:style>
    <style:style style:name="T156" style:family="text">
      <style:text-properties officeooo:rsid="0046c2bf"/>
    </style:style>
    <style:style style:name="T157" style:family="text">
      <style:text-properties officeooo:rsid="0082e3fe"/>
    </style:style>
    <style:style style:name="T158" style:family="text">
      <style:text-properties officeooo:rsid="00879c29"/>
    </style:style>
    <style:style style:name="T159" style:family="text">
      <style:text-properties officeooo:rsid="008d744e"/>
    </style:style>
    <style:style style:name="T160" style:family="text">
      <style:text-properties officeooo:rsid="008f4619"/>
    </style:style>
    <style:style style:name="T161" style:family="text">
      <style:text-properties officeooo:rsid="00917b1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77" text:outline-level="1">1 – Introduction</text:h>
      <text:p text:style-name="P7"/>
      <text:p text:style-name="P7">Frameworks such as Tensor<text:span text:style-name="T64">F</text:span>low or Py<text:span text:style-name="T64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79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72">subject</text:span><text:span text:style-name="T8"> </text:span><text:span text:style-name="T73">tackled </text:span><text:span text:style-name="T74">is</text:span><text:span text:style-name="T8"> </text:span><text:span text:style-name="T70">a multi-class classification problem </text:span><text:span text:style-name="T71">with</text:span><text:span text:style-name="T8"> – dense layers, ReLU and Soft</text:span><text:span text:style-name="T119">M</text:span><text:span text:style-name="T8">ax activation layers, Categorical cross-entropy loss, Stochastic gradient descent optimizer. </text:span><text:span text:style-name="T75">However, </text:span><text:span text:style-name="T79">all</text:span><text:span text:style-name="T76"> the </text:span><text:span text:style-name="T77">elements below can be re-used or easily modified to cover </text:span><text:span text:style-name="T78">a </text:span><text:span text:style-name="T77">regression problem.</text:span></text:p>
      <text:p text:style-name="P7"/>
      <text:h text:style-name="P78" text:outline-level="1">2 – <text:span text:style-name="T9">Notation and Nomenclature</text:span></text:h>
      <text:p text:style-name="P33"/>
      <text:p text:style-name="P57">Definition –<text:span text:style-name="T12"> </text:span><text:span text:style-name="T32">Let</text:span><text:span text:style-name="T32"><draw:frame draw:style-name="fr1" draw:name="Objet43" text:anchor-type="as-char" svg:width="0.524cm" svg:height="0.326cm" draw:z-index="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3">a</text:span><text:span text:style-name="T34"> non-empty </text:span><text:span text:style-name="T43">open</text:span><text:span text:style-name="T34"> </text:span><text:span text:style-name="T41">subset </text:span><text:span text:style-name="T33">of</text:span><text:span text:style-name="T33"><draw:frame draw:style-name="fr1" draw:name="Objet52" text:anchor-type="as-char" svg:width="0.744cm" svg:height="0.527cm" draw:z-index="10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2">, </text:span><text:span text:style-name="T42"><draw:frame draw:style-name="fr1" draw:name="Objet53" text:anchor-type="as-char" svg:width="0.88cm" svg:height="0.531cm" draw:z-index="11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9">a</text:span><text:span text:style-name="T48"> </text:span><text:span text:style-name="T43">norm </text:span><text:span text:style-name="T45">on</text:span><text:span text:style-name="T44"><draw:frame draw:style-name="fr1" draw:name="Objet62" text:anchor-type="as-char" svg:width="0.744cm" svg:height="0.527cm" draw:z-index="1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4">, </text:span><text:span text:style-name="T44"><draw:frame draw:style-name="fr1" draw:name="Objet80" text:anchor-type="as-char" svg:width="0.975cm" svg:height="0.531cm" draw:z-index="14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8">a norm on</text:span><text:span text:style-name="T48"><draw:frame draw:style-name="fr1" draw:name="Objet111" text:anchor-type="as-char" svg:width="0.84cm" svg:height="0.527cm" draw:z-index="15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2">, </text:span><text:span text:style-name="T46">and</text:span><text:span text:style-name="T32"><draw:frame draw:style-name="fr1" draw:name="Objet112" text:anchor-type="as-char" svg:width="2.148cm" svg:height="0.527cm" draw:z-index="16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2">. Then</text:span><text:span text:style-name="T32"><draw:frame draw:style-name="fr1" draw:name="Objet54" text:anchor-type="as-char" svg:width="0.404cm" svg:height="0.467cm" draw:z-index="17"><draw:object xlink:href="./Object 54" xlink:type="simple" xlink:show="embed" xlink:actuate="onLoad"/><draw:image xlink:href="./ObjectReplacements/Object 54" xlink:type="simple" xlink:show="embed" xlink:actuate="onLoad"/></draw:frame></text:span><text:span text:style-name="T32">continuous function is equivalent to</text:span></text:p>
      <text:p text:style-name="P34"><draw:frame draw:style-name="fr1" draw:name="Objet74" text:anchor-type="as-char" svg:width="1.513cm" svg:height="0.467cm" draw:z-index="18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34"><draw:frame draw:style-name="fr1" draw:name="Objet55" text:anchor-type="as-char" svg:width="1.369cm" svg:height="0.467cm" draw:z-index="19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0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2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5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36">The notation<draw:frame draw:style-name="fr1" draw:name="Objet59" text:anchor-type="as-char" svg:width="1.997cm" svg:height="0.557cm" draw:z-index="31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91">set of </text:span>continuous function<text:span text:style-name="T93">s</text:span> from<draw:frame draw:style-name="fr1" draw:name="Objet46" text:anchor-type="as-char" svg:width="0.524cm" svg:height="0.326cm" draw:z-index="32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34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38">The notation<draw:frame draw:style-name="fr1" draw:name="Objet117" text:anchor-type="as-char" svg:width="1.379cm" svg:height="0.557cm" draw:z-index="36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27">means the set of continuous functions from</text:span><text:span text:style-name="T127"><draw:frame draw:style-name="fr1" draw:name="Objet118" text:anchor-type="as-char" svg:width="0.744cm" svg:height="0.527cm" draw:z-index="37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28">to</text:span><text:span text:style-name="T128"><draw:frame draw:style-name="fr1" draw:name="Objet119" text:anchor-type="as-char" svg:width="0.744cm" svg:height="0.527cm" draw:z-index="38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28">.</text:span></text:p>
      <text:p text:style-name="P41"/>
      <text:p text:style-name="P58"><text:span text:style-name="T120">Definition –</text:span><text:span text:style-name="T50"> </text:span><text:span text:style-name="T32">Let</text:span><text:span text:style-name="T32"><draw:frame draw:style-name="fr1" draw:name="Objet63" text:anchor-type="as-char" svg:width="0.524cm" svg:height="0.326cm" draw:z-index="39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3">a</text:span><text:span text:style-name="T34"> non-empty </text:span><text:span text:style-name="T43">open</text:span><text:span text:style-name="T34"> </text:span><text:span text:style-name="T41">subset </text:span><text:span text:style-name="T33">of</text:span><text:span text:style-name="T33"><draw:frame draw:style-name="fr1" draw:name="Objet64" text:anchor-type="as-char" svg:width="0.744cm" svg:height="0.527cm" draw:z-index="41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2">, </text:span><text:span text:style-name="T42"><draw:frame draw:style-name="fr1" draw:name="Objet65" text:anchor-type="as-char" svg:width="0.88cm" svg:height="0.531cm" draw:z-index="42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9">a</text:span><text:span text:style-name="T48"> </text:span><text:span text:style-name="T43">norm </text:span><text:span text:style-name="T45">on</text:span><text:span text:style-name="T44"><draw:frame draw:style-name="fr1" draw:name="Objet100" text:anchor-type="as-char" svg:width="0.744cm" svg:height="0.527cm" draw:z-index="43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4">, </text:span><text:span text:style-name="T44"><draw:frame draw:style-name="fr1" draw:name="Objet101" text:anchor-type="as-char" svg:width="0.975cm" svg:height="0.531cm" draw:z-index="44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8">a norm on</text:span><text:span text:style-name="T48"><draw:frame draw:style-name="fr1" draw:name="Objet113" text:anchor-type="as-char" svg:width="0.84cm" svg:height="0.527cm" draw:z-index="45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2">, </text:span><text:span text:style-name="T46">and</text:span><text:span text:style-name="T32"><draw:frame draw:style-name="fr1" draw:name="Objet114" text:anchor-type="as-char" svg:width="2.148cm" svg:height="0.527cm" draw:z-index="46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2">. Then</text:span><text:span text:style-name="T32"><draw:frame draw:style-name="fr1" draw:name="Objet66" text:anchor-type="as-char" svg:width="0.404cm" svg:height="0.467cm" draw:z-index="4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5">derivable </text:span><text:span text:style-name="T36">is equivalent to</text:span></text:p>
      <text:p text:style-name="P35"><draw:frame draw:style-name="fr1" draw:name="Objet75" text:anchor-type="as-char" svg:width="1.513cm" svg:height="0.467cm" draw:z-index="49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50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5"><draw:frame draw:style-name="fr1" draw:name="Objet70" text:anchor-type="as-char" svg:width="1.369cm" svg:height="0.467cm" draw:z-index="52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55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58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59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7"><text:soft-page-break/><text:span text:style-name="T145">The notation</text:span><text:span text:style-name="T145"><draw:frame draw:style-name="fr1" draw:name="Objet67" text:anchor-type="as-char" svg:width="2.053cm" svg:height="0.557cm" draw:z-index="60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45">means the </text:span><text:span text:style-name="T91">set of </text:span><text:span text:style-name="T92">derivable</text:span><text:span text:style-name="T145"> function</text:span><text:span text:style-name="T92">s</text:span><text:span text:style-name="T145"> from</text:span><text:span text:style-name="T145"><draw:frame draw:style-name="fr1" draw:name="Objet60" text:anchor-type="as-char" svg:width="0.524cm" svg:height="0.326cm" draw:z-index="61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45">to</text:span><text:span text:style-name="T145"><draw:frame draw:style-name="fr1" draw:name="Objet69" text:anchor-type="as-char" svg:width="0.84cm" svg:height="0.527cm" draw:z-index="62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45">.</text:span></text:p>
      <text:p text:style-name="P39">The notation<draw:frame draw:style-name="fr1" draw:name="Objet120" text:anchor-type="as-char" svg:width="1.438cm" svg:height="0.557cm" draw:z-index="63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27">means the set of </text:span><text:span text:style-name="T129">derivable</text:span><text:span text:style-name="T127"> functions from</text:span><text:span text:style-name="T127"><draw:frame draw:style-name="fr1" draw:name="Objet121" text:anchor-type="as-char" svg:width="0.744cm" svg:height="0.527cm" draw:z-index="64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28">to</text:span><text:span text:style-name="T128"><draw:frame draw:style-name="fr1" draw:name="Objet122" text:anchor-type="as-char" svg:width="0.744cm" svg:height="0.527cm" draw:z-index="65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28">.</text:span></text:p>
      <text:p text:style-name="P42"/>
      <text:p text:style-name="P59">Definition – <text:span text:style-name="T32">Let</text:span><text:span text:style-name="T32"><draw:frame draw:style-name="fr1" draw:name="Objet68" text:anchor-type="as-char" svg:width="0.524cm" svg:height="0.326cm" draw:z-index="66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3">a</text:span><text:span text:style-name="T34"> non-empty </text:span><text:span text:style-name="T43">open</text:span><text:span text:style-name="T34"> </text:span><text:span text:style-name="T41">subset </text:span><text:span text:style-name="T33">of</text:span><text:span text:style-name="T33"><draw:frame draw:style-name="fr1" draw:name="Objet81" text:anchor-type="as-char" svg:width="0.744cm" svg:height="0.527cm" draw:z-index="67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32">, </text:span><text:span text:style-name="T42"><draw:frame draw:style-name="fr1" draw:name="Objet82" text:anchor-type="as-char" svg:width="0.88cm" svg:height="0.531cm" draw:z-index="68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9">a</text:span><text:span text:style-name="T48"> </text:span><text:span text:style-name="T43">norm </text:span><text:span text:style-name="T45">on</text:span><text:span text:style-name="T44"><draw:frame draw:style-name="fr1" draw:name="Objet102" text:anchor-type="as-char" svg:width="0.744cm" svg:height="0.527cm" draw:z-index="70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4">, </text:span><text:span text:style-name="T44"><draw:frame draw:style-name="fr1" draw:name="Objet103" text:anchor-type="as-char" svg:width="0.975cm" svg:height="0.531cm" draw:z-index="71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8">a norm on</text:span><text:span text:style-name="T48"><draw:frame draw:style-name="fr1" draw:name="Objet115" text:anchor-type="as-char" svg:width="0.84cm" svg:height="0.527cm" draw:z-index="72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32">, </text:span><text:span text:style-name="T46">and</text:span><text:span text:style-name="T32"><draw:frame draw:style-name="fr1" draw:name="Objet116" text:anchor-type="as-char" svg:width="2.148cm" svg:height="0.527cm" draw:z-index="73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32">. Then</text:span><text:span text:style-name="T32"><draw:frame draw:style-name="fr1" draw:name="Objet83" text:anchor-type="as-char" svg:width="0.404cm" svg:height="0.467cm" draw:z-index="7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9">piece-wise </text:span><text:span text:style-name="T35">derivable </text:span><text:span text:style-name="T36">is equivalent to</text:span></text:p>
      <text:p text:style-name="P43"><draw:frame draw:style-name="fr1" draw:name="Objet84" text:anchor-type="as-char" svg:width="1.656cm" svg:height="0.467cm" draw:z-index="75"><draw:object xlink:href="./Object 84" xlink:type="simple" xlink:show="embed" xlink:actuate="onLoad"/><draw:image xlink:href="./ObjectReplacements/Object 84" xlink:type="simple" xlink:show="embed" xlink:actuate="onLoad"/></draw:frame><text:span text:style-name="T125">such as</text:span><text:span text:style-name="T125"><draw:frame draw:style-name="fr1" draw:name="Objet107" text:anchor-type="as-char" svg:width="0.549cm" svg:height="0.467cm" draw:z-index="77"><draw:object xlink:href="./Object 107" xlink:type="simple" xlink:show="embed" xlink:actuate="onLoad"/><draw:image xlink:href="./ObjectReplacements/Object 107" xlink:type="simple" xlink:show="embed" xlink:actuate="onLoad"/></draw:frame></text:span><text:span text:style-name="T123">compact and bounded</text:span>,</text:p>
      <text:p text:style-name="P43"><draw:frame draw:style-name="fr1" draw:name="Objet85" text:anchor-type="as-char" svg:width="2.078cm" svg:height="0.547cm" draw:z-index="79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43">non-empty </text:span><text:span text:style-name="T124">open subsets </text:span><text:span text:style-name="T121">such as</text:span><text:span text:style-name="T121"><draw:frame draw:style-name="fr1" draw:name="Objet106" text:anchor-type="as-char" svg:width="1.986cm" svg:height="0.982cm" draw:z-index="81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22">and</text:span><text:span text:style-name="T121"><draw:frame draw:style-name="fr1" draw:name="Objet104" text:anchor-type="as-char" svg:width="2.967cm" svg:height="0.557cm" draw:z-index="82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1">,</text:span><text:span text:style-name="T121"><draw:frame draw:style-name="fr1" draw:name="Objet105" text:anchor-type="as-char" svg:width="3.403cm" svg:height="0.531cm" draw:z-index="8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1">,</text:span></text:p>
      <text:p text:style-name="P43"><draw:frame draw:style-name="fr1" draw:name="Objet86" text:anchor-type="as-char" svg:width="2.067cm" svg:height="0.482cm" draw:z-index="85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86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87"><draw:object xlink:href="./Object 88" xlink:type="simple" xlink:show="embed" xlink:actuate="onLoad"/><draw:image xlink:href="./ObjectReplacements/Object 88" xlink:type="simple" xlink:show="embed" xlink:actuate="onLoad"/></draw:frame>,<text:span text:style-name="T144"><draw:frame draw:style-name="fr1" draw:name="Objet89" text:anchor-type="as-char" svg:width="2.18cm" svg:height="0.54cm" draw:z-index="89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4">The notation<draw:frame draw:style-name="fr1" draw:name="Objet90" text:anchor-type="as-char" svg:width="2.387cm" svg:height="0.591cm" draw:z-index="90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96">piece-wise </text:span><text:span text:style-name="T97">derivable</text:span> functions <text:span text:style-name="T98">from</text:span><text:span text:style-name="T98"><draw:frame draw:style-name="fr1" draw:name="Objet91" text:anchor-type="as-char" svg:width="0.524cm" svg:height="0.326cm" draw:z-index="91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99">to</text:span><text:span text:style-name="T99"><draw:frame draw:style-name="fr1" draw:name="Objet92" text:anchor-type="as-char" svg:width="0.84cm" svg:height="0.527cm" draw:z-index="92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99">.</text:span></text:p>
      <text:p text:style-name="P40">The notation<draw:frame draw:style-name="fr1" draw:name="Objet123" text:anchor-type="as-char" svg:width="1.771cm" svg:height="0.591cm" draw:z-index="93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27">means the set of </text:span><text:span text:style-name="T96">piece-wise </text:span><text:span text:style-name="T97">derivable</text:span><text:span text:style-name="T127"> functions from</text:span><text:span text:style-name="T127"><draw:frame draw:style-name="fr1" draw:name="Objet124" text:anchor-type="as-char" svg:width="0.744cm" svg:height="0.527cm" draw:z-index="95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28">to</text:span><text:span text:style-name="T128"><draw:frame draw:style-name="fr1" draw:name="Objet125" text:anchor-type="as-char" svg:width="0.744cm" svg:height="0.527cm" draw:z-index="9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28">.</text:span></text:p>
      <text:p text:style-name="P45"/>
      <text:p text:style-name="P60">Definition – <text:span text:style-name="T12">Let</text:span><text:span text:style-name="T12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.</text:span><text:span text:style-name="T13"> Then the ordered rectangular array</text:span></text:p>
      <text:p text:style-name="P46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7">is a real matrix of dimension<draw:frame draw:style-name="fr1" draw:name="Objet4" text:anchor-type="as-char" svg:width="1.088cm" svg:height="0.467cm" draw:z-index="88"><draw:object xlink:href="./Object 4" xlink:type="simple" xlink:show="embed" xlink:actuate="onLoad"/><draw:image xlink:href="./ObjectReplacements/Object 4" xlink:type="simple" xlink:show="embed" xlink:actuate="onLoad"/></draw:frame>.</text:p>
      <text:p text:style-name="P30"><text:span text:style-name="T146">T</text:span>he following notation<text:span text:style-name="T147">s</text:span> <text:span text:style-name="T147">are</text:span> considered</text:p>
      <text:p text:style-name="P28"><draw:frame draw:style-name="fr1" draw:name="Objet11" text:anchor-type="as-char" svg:width="2.057cm" svg:height="0.482cm" draw:z-index="97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98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9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9"><draw:frame draw:style-name="fr1" draw:name="Objet16" text:anchor-type="as-char" svg:width="2.221cm" svg:height="0.482cm" draw:z-index="100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107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9"><draw:frame draw:style-name="fr1" draw:name="Objet18" text:anchor-type="as-char" svg:width="2.057cm" svg:height="0.482cm" draw:z-index="109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110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8"><text:span text:style-name="T146">The notation</text:span><text:span text:style-name="T146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48">means</text:span><text:span text:style-name="T146"> the matrix set of dimension</text:span><text:span text:style-name="T146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1">with coefficients </text:span><text:span text:style-name="T132">in</text:span><text:span text:style-name="T132"><draw:frame draw:style-name="fr1" draw:name="Objet19" text:anchor-type="as-char" svg:width="0.556cm" svg:height="0.385cm" draw:z-index="1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46">.</text:span></text:p>
      <text:p text:style-name="P48"><text:span text:style-name="T146">The notation</text:span><text:span text:style-name="T146"><draw:frame draw:style-name="fr1" draw:name="Objet2" text:anchor-type="as-char" svg:width="1.7cm" svg:height="0.54cm" draw:z-index="11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48">means</text:span><text:span text:style-name="T146"> the matrix set of dimension</text:span><text:span text:style-name="T146"><draw:frame draw:style-name="fr1" draw:name="Objet3" text:anchor-type="as-char" svg:width="1.088cm" svg:height="0.467cm" draw:z-index="11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1">with coefficients </text:span><text:span text:style-name="T132">in</text:span><text:span text:style-name="T132"><draw:frame draw:style-name="fr1" draw:name="Objet126" text:anchor-type="as-char" svg:width="1.208cm" svg:height="0.467cm" draw:z-index="115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32">.</text:span><text:span text:style-name="T11"><text:line-break/></text:span></text:p>
      <text:p text:style-name="P60">Convention –<text:span text:style-name="T12"> A vector is a matrix with only one row. Thus, </text:span><text:span text:style-name="T14">the real vector set</text:span><text:span text:style-name="T14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2">is equivalent to</text:span><text:span text:style-name="T12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2">.</text:span></text:p>
      <text:p text:style-name="P53"><text:soft-page-break/></text:p>
      <text:p text:style-name="P61">Notation – <text:span text:style-name="T12">The matrix transpose operation will be noted as</text:span><text:span text:style-name="T12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">.</text:span></text:p>
      <text:p text:style-name="P49"/>
      <text:p text:style-name="P62">Definition –<text:span text:style-name="T12"> Let</text:span><text:span text:style-name="T12"><draw:frame draw:style-name="fr1" draw:name="Objet28" text:anchor-type="as-char" svg:width="1.713cm" svg:height="0.531cm" draw:z-index="21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, and</text:span><text:span text:style-name="T12"><draw:frame draw:style-name="fr1" draw:name="Objet29" text:anchor-type="as-char" svg:width="1.702cm" svg:height="0.531cm" draw:z-index="23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, and let the product noted</text:span><text:span text:style-name="T12"><draw:frame draw:style-name="fr1" draw:name="Objet30" text:anchor-type="as-char" svg:width="1.164cm" svg:height="0.467cm" draw:z-index="24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or</text:span><text:span text:style-name="T12"><draw:frame draw:style-name="fr1" draw:name="Objet31" text:anchor-type="as-char" svg:width="0.773cm" svg:height="0.467cm" draw:z-index="26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be</text:span></text:p>
      <text:p text:style-name="P52"><draw:frame draw:style-name="fr1" draw:name="Objet34" text:anchor-type="as-char" svg:width="2.746cm" svg:height="0.467cm" draw:z-index="27"><draw:object xlink:href="./Object 34" xlink:type="simple" xlink:show="embed" xlink:actuate="onLoad"/><draw:image xlink:href="./ObjectReplacements/Object 34" xlink:type="simple" xlink:show="embed" xlink:actuate="onLoad"/></draw:frame></text:p>
      <text:p text:style-name="P49"><text:span text:style-name="T149">where</text:span><draw:frame draw:style-name="fr1" draw:name="Objet32" text:anchor-type="as-char" svg:width="0.506cm" svg:height="0.467cm" draw:z-index="28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29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51"><text:span text:style-name="T81"><draw:frame draw:style-name="fr1" draw:name="Objet40" text:anchor-type="as-char" svg:width="2.057cm" svg:height="0.482cm" draw:z-index="116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81">,</text:span><text:span text:style-name="T81"><draw:frame draw:style-name="fr1" draw:name="Objet79" text:anchor-type="as-char" svg:width="2.171cm" svg:height="0.482cm" draw:z-index="11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81">,</text:span><draw:frame draw:style-name="fr1" draw:name="Objet27" text:anchor-type="as-char" svg:width="3.381cm" svg:height="1.139cm" draw:z-index="8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50"/>
      <text:h text:style-name="P79" text:outline-level="1"><text:span text:style-name="T83">3</text:span> – <text:span text:style-name="T66">Activation functions</text:span></text:h>
      <text:p text:style-name="P54"/>
      <text:p text:style-name="P54">Definition –<text:span text:style-name="T12"> </text:span><text:span text:style-name="T28">Let</text:span><text:span text:style-name="T28"><draw:frame draw:style-name="fr1" draw:name="Objet37" text:anchor-type="as-char" svg:width="1.595cm" svg:height="0.531cm" draw:z-index="69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8">, <text:s/></text:span><text:span text:style-name="T37">and</text:span><text:span text:style-name="T37"><draw:frame draw:style-name="fr1" draw:name="Objet78" text:anchor-type="as-char" svg:width="3.812cm" svg:height="0.591cm" draw:z-index="118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7">.</text:span><text:span text:style-name="T28"> </text:span><text:span text:style-name="T38">T</text:span><text:span text:style-name="T29">hen the </text:span><text:span text:style-name="T40">vector</text:span><text:span text:style-name="T30"> wise </text:span><text:span text:style-name="T31">application</text:span></text:p>
      <text:p text:style-name="P22"><text:span text:style-name="T81"><draw:frame draw:style-name="fr1" draw:name="Objet39" text:anchor-type="as-char" svg:width="2.057cm" svg:height="0.482cm" draw:z-index="119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81">,</text:span><text:span text:style-name="T81"><draw:frame draw:style-name="fr1" draw:name="Objet38" text:anchor-type="as-char" svg:width="2.873cm" svg:height="1.235cm" draw:z-index="80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8">is an activation function.</text:p>
      <text:p text:style-name="P8"/>
      <text:p text:style-name="P9"><text:span text:style-name="T10">Proposition –</text:span> <text:span text:style-name="T84">Let</text:span><text:span text:style-name="T84"><draw:frame draw:style-name="fr1" draw:name="Objet49" text:anchor-type="as-char" svg:width="1.595cm" svg:height="0.531cm" draw:z-index="76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84">. </text:span><text:span text:style-name="T95">T</text:span><text:span text:style-name="T85">hen the </text:span><text:span text:style-name="T87">following</text:span><text:span text:style-name="T85"> </text:span><text:span text:style-name="T130">vector</text:span><text:span text:style-name="T86"> wise </text:span><text:span text:style-name="T81">application</text:span><text:span text:style-name="T88">s </text:span><text:span text:style-name="T89">are activation functions</text:span></text:p>
      <text:p text:style-name="P23"><text:span text:style-name="T81"><draw:frame draw:style-name="fr1" draw:name="Objet25" text:anchor-type="as-char" svg:width="2.057cm" svg:height="0.482cm" draw:z-index="120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81">,</text:span><text:span text:style-name="T150"><draw:frame draw:style-name="fr1" draw:name="Objet41" text:anchor-type="as-char" svg:width="4.988cm" svg:height="1.272cm" draw:z-index="40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10"><text:span text:style-name="T101">with</text:span><text:span text:style-name="T101"><draw:frame draw:style-name="fr1" draw:name="Objet47" text:anchor-type="as-char" svg:width="0.928cm" svg:height="0.467cm" draw:z-index="51"><draw:object xlink:href="./Object 47" xlink:type="simple" xlink:show="embed" xlink:actuate="onLoad"/><draw:image xlink:href="./ObjectReplacements/Object 47" xlink:type="simple" xlink:show="embed" xlink:actuate="onLoad"/></draw:frame></text:span><text:span text:style-name="T101">the </text:span><text:span text:style-name="T103">element-wise </text:span><text:span text:style-name="T101">maximum </text:span><text:span text:style-name="T105">operation</text:span><text:span text:style-name="T101"> </text:span><text:span text:style-name="T104">between two vectors</text:span><text:span text:style-name="T101">.</text:span></text:p>
      <text:p text:style-name="P10"/>
      <text:p text:style-name="P24"><text:span text:style-name="T81"><draw:frame draw:style-name="fr1" draw:name="Objet42" text:anchor-type="as-char" svg:width="2.057cm" svg:height="0.482cm" draw:z-index="12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81">,</text:span><text:span text:style-name="T150"><draw:frame draw:style-name="fr1" draw:name="Objet45" text:anchor-type="as-char" svg:width="4.847cm" svg:height="2.499cm" draw:z-index="47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11">with<draw:frame draw:style-name="fr1" draw:name="Objet48" text:anchor-type="as-char" svg:width="0.407cm" svg:height="0.467cm" draw:z-index="78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06">element-wise </text:span><text:span text:style-name="T82">exponential </text:span><text:span text:style-name="T94">operation</text:span>.</text:p>
      <text:p text:style-name="P12">The<draw:frame draw:style-name="fr1" draw:name="Objet94" text:anchor-type="as-char" svg:width="1.64cm" svg:height="0.467cm" draw:z-index="101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0">function will be denoted as</text:span><text:span text:style-name="T110"><draw:frame draw:style-name="fr1" draw:name="Objet97" text:anchor-type="as-char" svg:width="0.443cm" svg:height="0.467cm" draw:z-index="108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0">for simplicity.</text:span></text:p>
      <text:p text:style-name="P11"/>
      <text:p text:style-name="P13">The <text:span text:style-name="T109">J</text:span><text:span text:style-name="T107">a</text:span><text:span text:style-name="T108">c</text:span><text:span text:style-name="T107">obian </text:span><text:span text:style-name="T109">matrices</text:span> are the following</text:p>
      <text:p text:style-name="P25"><text:soft-page-break/><text:span text:style-name="T81"><draw:frame draw:style-name="fr1" draw:name="Objet93" text:anchor-type="as-char" svg:width="2.057cm" svg:height="0.482cm" draw:z-index="114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81">,</text:span><text:span text:style-name="T151"><draw:frame draw:style-name="fr1" draw:name="Objet26" text:anchor-type="as-char" svg:width="9.723cm" svg:height="3.512cm" draw:z-index="102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14"><text:span text:style-name="T100">with</text:span><text:span text:style-name="T100"><draw:frame draw:style-name="fr1" draw:name="Objet50" text:anchor-type="as-char" svg:width="1.118cm" svg:height="0.577cm" draw:z-index="53"><draw:object xlink:href="./Object 50" xlink:type="simple" xlink:show="embed" xlink:actuate="onLoad"/><draw:image xlink:href="./ObjectReplacements/Object 50" xlink:type="simple" xlink:show="embed" xlink:actuate="onLoad"/></draw:frame></text:span><text:span text:style-name="T90">the</text:span><text:span text:style-name="T90"><draw:frame draw:style-name="fr1" draw:name="Objet51" text:anchor-type="as-char" svg:width="1.386cm" svg:height="0.543cm" draw:z-index="54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90">indicator function </text:span><text:span text:style-name="T102">on</text:span><text:span text:style-name="T90"><draw:frame draw:style-name="fr1" draw:name="Objet44" text:anchor-type="as-char" svg:width="1.074cm" svg:height="0.46cm" draw:z-index="103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0">.</text:span></text:p>
      <text:p text:style-name="P11"/>
      <text:p text:style-name="P26"><text:span text:style-name="T81"><draw:frame draw:style-name="fr1" draw:name="Objet96" text:anchor-type="as-char" svg:width="2.057cm" svg:height="0.482cm" draw:z-index="106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81">,</text:span><text:span text:style-name="T150"><draw:frame draw:style-name="fr1" draw:name="Objet95" text:anchor-type="as-char" svg:width="3.237cm" svg:height="1.304cm" draw:z-index="94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16">where<draw:frame draw:style-name="fr1" draw:name="Objet98" text:anchor-type="as-char" svg:width="4.149cm" svg:height="0.55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6.973cm" svg:height="0.54cm" draw:z-index="104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7"><text:span text:style-name="T111">w</text:span>ith<draw:frame draw:style-name="fr1" draw:name="Objet77" text:anchor-type="as-char" svg:width="0.907cm" svg:height="0.473cm" draw:z-index="105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12">the Kronecker </text:span><text:span text:style-name="T113">delta</text:span><text:span text:style-name="T112">.</text:span></text:p>
      <text:p text:style-name="P17"/>
      <text:p text:style-name="P18"><text:span text:style-name="T117">Proof:</text:span><text:span text:style-name="T114"> </text:span><text:span text:style-name="T115">TO DO.</text:span></text:p>
      <text:p text:style-name="P63"/>
      <text:h text:style-name="P82" text:outline-level="1"><text:span text:style-name="T126">3</text:span> – <text:span text:style-name="T68">Categorical </text:span><text:span text:style-name="T69">cross-</text:span><text:span text:style-name="T68">entropy </text:span><text:span text:style-name="T69">loss</text:span></text:h>
      <text:p text:style-name="P73"/>
      <text:p text:style-name="P71">Definition –<text:span text:style-name="T12"> </text:span><text:span text:style-name="T32">Let</text:span><text:span text:style-name="T32"><draw:frame draw:style-name="fr1" draw:name="Objet130" text:anchor-type="as-char" svg:width="0.524cm" svg:height="0.45cm" draw:z-index="123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51">and</text:span><text:span text:style-name="T51"><draw:frame draw:style-name="fr1" draw:name="Objet132" text:anchor-type="as-char" svg:width="0.524cm" svg:height="0.326cm" draw:z-index="124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34">non-empty</text:span><text:span text:style-name="T34"><draw:frame draw:style-name="fr1" draw:name="Objet135" text:anchor-type="as-char" svg:width="0.556cm" svg:height="0.385cm" draw:z-index="125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57">subsets</text:span><text:span text:style-name="T55"> </text:span><text:span text:style-name="T56">with</text:span><text:span text:style-name="T56"><draw:frame draw:style-name="fr1" draw:name="Objet133" text:anchor-type="as-char" svg:width="3.147cm" svg:height="0.519cm" draw:z-index="127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3">. </text:span><text:span text:style-name="T12">Let</text:span><text:span text:style-name="T12"><draw:frame draw:style-name="fr1" draw:name="Objet109" text:anchor-type="as-char" svg:width="2.325cm" svg:height="0.582cm" draw:z-index="128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2">,</text:span><text:span text:style-name="T12"><draw:frame draw:style-name="fr1" draw:name="Objet108" text:anchor-type="as-char" svg:width="2.325cm" svg:height="0.54cm" draw:z-index="129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2">, </text:span><text:span text:style-name="T47">and</text:span><text:span text:style-name="T47"><draw:frame draw:style-name="fr1" draw:name="Objet110" text:anchor-type="as-char" svg:width="4.852cm" svg:height="0.591cm" draw:z-index="12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47">. </text:span><text:span text:style-name="T62">Let</text:span><text:span text:style-name="T62"><draw:frame draw:style-name="fr1" draw:name="Objet140" text:anchor-type="as-char" svg:width="0.88cm" svg:height="0.531cm" draw:z-index="130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63">a norm on</text:span><text:span text:style-name="T63"><draw:frame draw:style-name="fr1" draw:name="Objet141" text:anchor-type="as-char" svg:width="0.744cm" svg:height="0.527cm" draw:z-index="131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63">. </text:span><text:span text:style-name="T52">Then</text:span><text:span text:style-name="T54"><draw:frame draw:style-name="fr1" draw:name="Objet131" text:anchor-type="as-char" svg:width="0.404cm" svg:height="0.467cm" draw:z-index="132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53">is </text:span><text:span text:style-name="T54">a loss function </text:span><text:span text:style-name="T60">is equivalent to </text:span><text:span text:style-name="T61">the application</text:span></text:p>
      <text:p text:style-name="P74"><draw:frame draw:style-name="fr1" draw:name="Objet138" text:anchor-type="as-char" svg:width="5.325cm" svg:height="1.251cm" draw:z-index="133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<text:p text:style-name="P65">is <text:span text:style-name="T137">a</text:span><text:span text:style-name="T142">n increasing</text:span><text:span text:style-name="T137"> </text:span><text:span text:style-name="T139">function</text:span><text:span text:style-name="T137"> according </text:span><text:span text:style-name="T140">each c</text:span><text:span text:style-name="T141">omponent</text:span><text:span text:style-name="T138">.</text:span></text:p>
      <text:p text:style-name="P64"/>
      <text:p text:style-name="P72"><text:span text:style-name="T134">Proposition</text:span> – <text:span text:style-name="T12">Let</text:span><text:span text:style-name="T12"><draw:frame draw:style-name="fr1" draw:name="Objet128" text:anchor-type="as-char" svg:width="2.87cm" svg:height="0.54cm" draw:z-index="134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12">, </text:span><text:span text:style-name="T59">and</text:span><text:span text:style-name="T12"><draw:frame draw:style-name="fr1" draw:name="Objet127" text:anchor-type="as-char" svg:width="2.85cm" svg:height="0.54cm" draw:z-index="135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47">. </text:span><text:span text:style-name="T58">Then the application</text:span></text:p>
      <text:p text:style-name="P69"><text:span text:style-name="T81"><draw:frame draw:style-name="fr1" draw:name="Objet134" text:anchor-type="as-char" svg:width="2.057cm" svg:height="0.482cm" draw:z-index="136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81">,</text:span><text:span text:style-name="T133"><draw:frame draw:style-name="fr1" draw:name="Objet129" text:anchor-type="as-char" svg:width="5.747cm" svg:height="1.875cm" draw:z-index="137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70"><text:span text:style-name="T133">i</text:span>s a loss function.</text:p>
      <text:p text:style-name="P15">The <text:span text:style-name="T135">Gradient</text:span><text:span text:style-name="T107"> </text:span><text:span text:style-name="T109">matri</text:span><text:span text:style-name="T136">x</text:span> <text:span text:style-name="T136">is</text:span> the following</text:p>
      <text:p text:style-name="P27"><text:soft-page-break/><text:span text:style-name="T81"><draw:frame draw:style-name="fr1" draw:name="Objet137" text:anchor-type="as-char" svg:width="2.057cm" svg:height="0.482cm" draw:z-index="138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81">,</text:span><text:span text:style-name="T116"><draw:frame draw:style-name="fr1" draw:name="Objet136" text:anchor-type="as-char" svg:width="5.595cm" svg:height="1.977cm" draw:z-index="139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p>
      <text:p text:style-name="P66"/>
      <text:p text:style-name="P67"><text:span text:style-name="T118">P</text:span><text:span text:style-name="T117">roof:</text:span> TO DO.</text:p>
      <text:p text:style-name="P68"/>
      <text:h text:style-name="P80" text:outline-level="1"><text:span text:style-name="T80">4</text:span> – <text:span text:style-name="T67">Dense layers</text:span></text:h>
      <text:p text:style-name="P75"/>
      <text:p text:style-name="P55">Definition –<text:span text:style-name="T12"> </text:span><text:span text:style-name="T23">Let</text:span><text:span text:style-name="T23"><draw:frame draw:style-name="fr1" draw:name="Objet35" text:anchor-type="as-char" svg:width="1.655cm" svg:height="0.531cm" draw:z-index="56"><draw:object xlink:href="./Object 35" xlink:type="simple" xlink:show="embed" xlink:actuate="onLoad"/><draw:image xlink:href="./ObjectReplacements/Object 35" xlink:type="simple" xlink:show="embed" xlink:actuate="onLoad"/></draw:frame></text:span><text:span text:style-name="T24">the input vector, and</text:span><text:span text:style-name="T24"><draw:frame draw:style-name="fr1" draw:name="Objet36" text:anchor-type="as-char" svg:width="1.794cm" svg:height="0.531cm" draw:z-index="57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the weight matri</text:span><text:span text:style-name="T22">x</text:span><text:span text:style-name="T27">. </text:span><text:span text:style-name="T25">Then the </text:span><text:span text:style-name="T26">simple </text:span><text:span text:style-name="T25">perceptron is defined as the operation</text:span></text:p>
      <text:p text:style-name="P20"/>
      <text:h text:style-name="P81" text:outline-level="1"><text:span text:style-name="T80">5</text:span> – <text:span text:style-name="T65">Neural Network</text:span></text:h>
      <text:p text:style-name="P19"/>
      <text:p text:style-name="P56">Definition –<text:span text:style-name="T12"> </text:span><text:span text:style-name="T15">Suppose </text:span><text:span text:style-name="T16">a data set with</text:span><text:span text:style-name="T16"><draw:frame draw:style-name="fr1" draw:name="Objet21" text:anchor-type="as-char" svg:width="0.422cm" svg:height="0.467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samples. </text:span><text:span text:style-name="T17">Each sample have</text:span><text:span text:style-name="T17"><draw:frame draw:style-name="fr1" draw:name="Objet22" text:anchor-type="as-char" svg:width="0.515cm" svg:height="0.467cm" draw:z-index="33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features and a correspondin</text:span><text:span text:style-name="T18">g </text:span><text:span text:style-name="T19">one-hot encoded label </text:span><text:span text:style-name="T20">among</text:span><text:span text:style-name="T20"><draw:frame draw:style-name="fr1" draw:name="Objet23" text:anchor-type="as-char" svg:width="0.33cm" svg:height="0.467cm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possible labels</text:span><text:span text:style-name="T19">.</text:span></text:p>
      <text:p text:style-name="P31"><text:span text:style-name="T152">Let</text:span><text:span text:style-name="T152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53">, </text:span><text:span text:style-name="T154">and</text:span><text:span text:style-name="T154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55">the matrices defining </text:span><text:span text:style-name="T156">the features and </text:span><text:span text:style-name="T157">the labels</text:span><text:span text:style-name="T156"> respectively </text:span><text:span text:style-name="T158">for each sample</text:span><text:span text:style-name="T156">.</text:span></text:p>
      <text:p text:style-name="P21"/>
      <text:p text:style-name="P32"><text:span text:style-name="T156">S</text:span>uppose <text:span text:style-name="T159">a neural network </text:span><text:span text:style-name="T160">with</text:span><text:span text:style-name="T160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61">layers.</text:span></text:p>
      <text:p text:style-name="P19"/>
      <text:h text:style-name="P76" text:outline-level="1"><text:span text:style-name="T80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29T21:09:41.841000000</dc:date>
    <meta:editing-duration>P1DT3H25S</meta:editing-duration>
    <meta:editing-cycles>578</meta:editing-cycles>
    <meta:document-statistic meta:table-count="0" meta:image-count="0" meta:object-count="140" meta:page-count="5" meta:paragraph-count="76" meta:word-count="502" meta:character-count="3375" meta:non-whitespace-character-count="2922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row>
      <mrow>
        <mi>y</mi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i mathvariant="normal">Ω</mi>
        </mrow>
        <mo fence="true" form="postfix" stretchy="false">)</mo>
      </mrow>
    </mrow>
    <annotation encoding="StarMath 5.0"> y in M_{ n,m }( %OMEGA )</annotation>
  </semantics>
</math>
</file>

<file path=Object 109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over accent="true">
            <mi mathvariant="normal">Ω</mi>
            <mo stretchy="false">^</mo>
          </mover>
        </mrow>
        <mo fence="true" form="postfix" stretchy="false">)</mo>
      </mrow>
    </mrow>
    <annotation encoding="StarMath 5.0">  hat y  in M_{n,m}( hat %OMEGA )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sup>
                <mi mathvariant="normal">Ω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row>
            <msup>
              <mi mathvariant="normal">Ω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( %OMEGA^m, Re ) intersection D_pw( %OMEGA^m, Re )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7/content.xml><?xml version="1.0" encoding="utf-8"?>
<math xmlns="http://www.w3.org/1998/Math/MathML" display="block">
  <semantics>
    <mrow>
      <mrow>
        <mi>y</mi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]</mo>
            <mn>0,1</mn>
            <mo stretchy="false">[</mo>
          </mrow>
        </mrow>
        <mo fence="true" form="postfix" stretchy="false">)</mo>
      </mrow>
    </mrow>
    <annotation encoding="StarMath 5.0"> y in M_{ n,m }( \] 0,1 \[ )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sub>
          <mi>M</mi>
          <mrow>
            <mi>n</mi>
            <mi>,</mi>
            <mi>m</mi>
          </mrow>
        </msub>
      </mrow>
      <mrow>
        <mo fence="true" form="prefix" stretchy="false">(</mo>
        <mrow>
          <mrow>
            <mo stretchy="false">{</mo>
            <mn>0,1</mn>
            <mo stretchy="false">}</mo>
          </mrow>
        </mrow>
        <mo fence="true" form="postfix" stretchy="false">)</mo>
      </mrow>
    </mrow>
    <annotation encoding="StarMath 5.0">  hat y  in M_{n,m}( \{0,1\} )</annotation>
  </semantics>
</math>
</file>

<file path=Object 129/content.xml><?xml version="1.0" encoding="utf-8"?>
<math xmlns="http://www.w3.org/1998/Math/MathML" display="block">
  <semantics>
    <mrow>
      <msub>
        <mi>ξ</mi>
        <mi mathvariant="italic">entropy</mi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row>
                          <mi>i</mi>
                          <mi>,</mi>
                          <mi>j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_{entropy} : left lbrace
  stack {
    \] 0,1 \[^m %toward Re #
    y_{i,:} %as - sum from{j=1} to{m} hat y_{ i,j } log(y_{ i,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over accent="true">
      <mi mathvariant="normal">Ω</mi>
      <mo stretchy="false">^</mo>
    </mover>
    <annotation encoding="StarMath 5.0">hat %OMEGA</annotation>
  </semantics>
</math>
</file>

<file path=Object 131/content.xml><?xml version="1.0" encoding="utf-8"?>
<math xmlns="http://www.w3.org/1998/Math/MathML" display="block">
  <semantics>
    <mi>f</mi>
    <annotation encoding="StarMath 5.0">f</annotation>
  </semantics>
</math>
</file>

<file path=Object 13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33/content.xml><?xml version="1.0" encoding="utf-8"?>
<math xmlns="http://www.w3.org/1998/Math/MathML" display="block">
  <semantics>
    <mrow>
      <mrow>
        <mi mathvariant="normal">Ω</mi>
        <mo stretchy="false">=</mo>
        <mo stretchy="false">]</mo>
      </mrow>
      <msub>
        <mi mathvariant="italic">min</mi>
        <mover accent="true">
          <mi mathvariant="normal">Ω</mi>
          <mo stretchy="false">^</mo>
        </mover>
      </msub>
      <mi>,</mi>
      <msub>
        <mi mathvariant="italic">max</mi>
        <mover accent="true">
          <mi mathvariant="normal">Ω</mi>
          <mo stretchy="false">^</mo>
        </mover>
      </msub>
      <mo stretchy="false">[</mo>
    </mrow>
    <annotation encoding="StarMath 5.0">%OMEGA = \] min_{ hat %OMEGA },max_{ hat %OMEGA } \[</annotation>
  </semantics>
</math>
</file>

<file path=Object 13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5/content.xml><?xml version="1.0" encoding="utf-8"?>
<math xmlns="http://www.w3.org/1998/Math/MathML" display="block">
  <semantics>
    <mi mathvariant="normal">ℜ</mi>
    <annotation encoding="StarMath 5.0">Re</annotation>
  </semantics>
</math>
</file>

<file path=Object 136/content.xml><?xml version="1.0" encoding="utf-8"?>
<math xmlns="http://www.w3.org/1998/Math/MathML" display="block">
  <semantics>
    <mrow>
      <msub>
        <mo stretchy="false">∇</mo>
        <msub>
          <mi>ξ</mi>
          <mi mathvariant="italic">entropy</mi>
        </msub>
      </msub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y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n>,1</mn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n>,1</mn>
                                </mrow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row>
                                    <mi>i</mi>
                                    <mi>,</mi>
                                    <mi>m</mi>
                                  </mrow>
                                </msub>
                                <mo stretchy="false">^</mo>
                              </mover>
                              <msub>
                                <mi>y</mi>
                                <mrow>
                                  <mi>i</mi>
                                  <mi>,</mi>
                                  <mi>m</mi>
                                </mrow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 nabla_{%xi_{entropy}} : left lbrace
  stack {
    \] 0,1 \[^m %toward Re^m #
    y_{ i,: } %as left [ matrix {  {hat y_{ i,1 } over y_{ i,1 }} # dotsaxis # {hat y_{ i,m } over y_{ i,m }} } right ]
  }
right none

</annotation>
  </semantics>
</math>
</file>

<file path=Object 137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38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</mn>
                  <mi>,</mi>
                  <mrow>
                    <msub>
                      <mi mathvariant="italic">max</mi>
                      <mover accent="true">
                        <mi mathvariant="normal">Ω</mi>
                        <mo stretchy="false">^</mo>
                      </mover>
                    </msub>
                    <mo stretchy="false">−</mo>
                    <msub>
                      <mi mathvariant="italic">min</mi>
                      <mover accent="true">
                        <mi mathvariant="normal">Ω</mi>
                        <mo stretchy="false">^</mo>
                      </mover>
                    </msub>
                  </mrow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\] 0,max_{ hat %OMEGA } - min_{ hat %OMEGA } \[^m %toward Re #
    %epsilon  %as (f circ g)(%epsilon) = f( hat y + %epsilon )
  }
right none

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1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6/content.xml><?xml version="1.0" encoding="utf-8"?>
<math xmlns="http://www.w3.org/1998/Math/MathML" display="block">
  <semantics>
    <mrow>
      <msub>
        <mi>J</mi>
        <mi mathvariant="italic">ReLU</mi>
      </msub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/>
                      <mo stretchy="false">∖</mo>
                      <mrow>
                        <mo stretchy="false">{</mo>
                        <mn>0</mn>
                        <mo stretchy="false">}</mo>
                      </mrow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ReLU : left lbrace
  stack {
    Re_{ {} bslash {\{0\}}}^m %toward M_{m,m} #
    z_{ i,: } %as left [ matrix {
		1_{ Re_{ {} bslash {\{0\}}}{{}+{}} }(z_{ i,1 }) # 0 # dotsaxis # 0 ##
		0 # 1_{ Re_{ {} bslash {\{0\}}}{{}+{}} }(z_{ i,2 }) # dotsdown # dotsvert ##
		dotsvert # dotsdown # dotsdown # 0 ##
		0 # dotsaxis # 0 # 1_{ Re_{ {} bslash {\{0\}}}{{}+{}} }(z_{ i,m }) }
		right ]
  }
right none

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i>n</mi>
          <mi>,</mi>
          <mi>m</mi>
        </mrow>
      </msub>
    </mrow>
    <annotation encoding="StarMath 5.0"> W in M_{n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_{ i,: } %as f( z_{ i,: } )
  }
right none

</annotation>
  </semantics>
</math>
</file>

<file path=Object 3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i>z</mi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_{ i,: } %as max( 0_{Re^m}, z_{i,:}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>
      <mi mathvariant="normal">ℜ</mi>
      <mrow>
        <mrow/>
        <mo stretchy="false">∖</mo>
        <mrow>
          <mo stretchy="false">{</mo>
          <mn>0</mn>
          <mo stretchy="false">}</mo>
        </mrow>
      </mrow>
    </msub>
    <annotation encoding="StarMath 5.0">Re_{ {} bslash {\{0\}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i</mi>
                            <mi>,</mi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z_{ i,: } %as e^{z_{i,:}} wideslash sum from{j'=1} to {m} e^{z_{i,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n>1</mn>
      <mrow>
        <msub>
          <mi mathvariant="normal">ℜ</mi>
          <mrow>
            <mrow/>
            <mo stretchy="false">∖</mo>
            <mrow>
              <mo stretchy="false">{</mo>
              <mn>0</mn>
              <mo stretchy="false">}</mo>
            </mrow>
          </mrow>
        </msub>
        <mrow>
          <mrow/>
          <mo stretchy="false">+</mo>
          <mrow/>
        </mrow>
      </mrow>
    </msub>
    <annotation encoding="StarMath 5.0">1_{ Re_{ {} bslash {\{0\}}}{{}+{}} }</annotation>
  </semantics>
</math>
</file>

<file path=Object 51/content.xml><?xml version="1.0" encoding="utf-8"?>
<math xmlns="http://www.w3.org/1998/Math/MathML" display="block">
  <semantics>
    <mrow>
      <msub>
        <mi mathvariant="normal">ℜ</mi>
        <mrow>
          <mrow/>
          <mo stretchy="false">∖</mo>
          <mrow>
            <mo stretchy="false">{</mo>
            <mn>0</mn>
            <mo stretchy="false">}</mo>
          </mrow>
        </mrow>
      </msub>
      <mrow>
        <mrow/>
        <mo stretchy="false">+</mo>
        <mrow/>
      </mrow>
    </mrow>
    <annotation encoding="StarMath 5.0">Re_{ {} bslash {\{0\}}}{{}+{}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_pw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i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i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sub>
        <mi>J</mi>
        <mi>S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z</mi>
                    <mrow>
                      <mi>i</mi>
                      <mi>,</mi>
                      <mi mathvariant="normal">:</mi>
                    </mrow>
                  </msub>
                  <mi>→</mi>
                  <msub>
                    <mi>J</mi>
                    <mi>S</mi>
                  </msub>
                  <mrow>
                    <mo fence="true" form="prefix" stretchy="false">(</mo>
                    <mrow>
                      <msub>
                        <mi>z</mi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S : left lbrace
  stack {
    Re^m %toward M_{m,m} #
    z_{ i,: } %as J_S( z_{ i,: } )
  }
right none

</annotation>
  </semantics>
</math>
</file>

<file path=Object 9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row>
        <msub>
          <mrow>
            <mo fence="true" form="prefix" stretchy="false">[</mo>
            <mrow>
              <mrow>
                <msub>
                  <mi>J</mi>
                  <mi>S</mi>
                </msub>
                <mrow>
                  <mo fence="true" form="prefix" stretchy="false">(</mo>
                  <mrow>
                    <msub>
                      <mi>z</mi>
                      <mrow>
                        <mi>i</mi>
                        <mi>,</mi>
                        <mi mathvariant="normal">:</mi>
                      </mrow>
                    </msub>
                  </mrow>
                  <mo fence="true" form="postfix" stretchy="false">)</mo>
                </mrow>
              </mrow>
            </mrow>
            <mo fence="true" form="postfix" stretchy="false">]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sub>
                <mi>z</mi>
                <mrow>
                  <mi>i</mi>
                  <mi>,</mi>
                  <mi mathvariant="normal">:</mi>
                </mrow>
              </msub>
            </mrow>
            <mo fence="true" form="postfix" stretchy="false">)</mo>
          </mrow>
          <mrow>
            <mi>i</mi>
            <mi>,</mi>
            <mi>j</mi>
          </mrow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sub>
                      <mi>z</mi>
                      <mrow>
                        <mi>i</mi>
                        <mi>,</mi>
                        <mi mathvariant="normal">:</mi>
                      </mrow>
                    </msub>
                  </mrow>
                  <mo fence="true" form="postfix" stretchy="false">)</mo>
                </mrow>
                <mrow>
                  <mi>i</mi>
                  <mi>,</mi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[J_S( z_{i,:} )]_{ j,j' } = S(z_{i,:})_{i,j} times ( %delta_{j,j'} - S(z_{i,:})_{i,j'} )</annotation>
  </semantics>
</math>
</file>